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Narrative CV template</text:span></text:p>
      <text:p text:style-name="Standard"/>
      <text:p text:style-name="Standard"><text:span text:style-name="T1">Module 1 – Contributions to the generation of new ideas, tools, methodologies or knowledge  </text:span></text:p>
      <text:p text:style-name="Standard"/>
      <text:list xml:id="list2948509505" text:style-name="WWNum2">
        <text:list-item>
          <text:p text:style-name="P2">Highlight your contributions to and skills acquired from previous research, innovation or technical projects.</text:p>
        </text:list-item>
        <text:list-item>
          <text:p text:style-name="P2">Avoid journal-based metrics, such as impact factors, when describing the quality of individual publications. </text:p>
        </text:list-item>
      </text:list>
      <text:p text:style-name="Standard"/>
      <text:p text:style-name="Standard"><text:span text:style-name="T1">Types of contributions to consider:</text:span></text:p>
      <text:list xml:id="list1790531037" text:style-name="WWNum1">
        <text:list-item>
          <text:p text:style-name="P3">Your outputs, which could include: • Research publications (which might include a thesis or dissertation) • Policy publications, conference publications • Data sets, software, code, protocols, materials • Products (e.g. commercial, entrepreneurial, industrial, educational) • Evidence synthesis • Patents, designs • Artefacts • Exhibitions, audio or visual media</text:p>
        </text:list-item>
        <text:list-item>
          <text:p text:style-name="P3">Development of methods, tools or resources </text:p>
        </text:list-item>
        <text:list-item>
          <text:p text:style-name="P3">Generation of new ideas and hypotheses </text:p>
        </text:list-item>
        <text:list-item>
          <text:p text:style-name="P3">Funding you have won (include funder, your role, dates, what the funding enabled) </text:p>
        </text:list-item>
        <text:list-item>
          <text:p text:style-name="P3">Awards you have received or other forms of peer recognition, such as invited talks. </text:p>
        </text:list-item>
      </text:list>
      <text:p text:style-name="Standard"/>
      <text:p text:style-name="Standard">Note that peer recognition may form part of your evidence of the quality of your research.</text:p>
      <text:p text:style-name="Standard"/>
      <text:p text:style-name="Standard"><text:span text:style-name="T1">Tips</text:span></text:p>
      <text:p text:style-name="Standard">➢ To reference a publication, use a digital object identifier (DOI) hyperlinked to the publication. </text:p>
      <text:p text:style-name="Standard">➢ To save space, don’t include the title or a full citation unless requested by the funder. </text:p>
      <text:p text:style-name="Standard">➢ Use the <text:a xlink:type="simple" xlink:href="https://credit.niso.org/" text:style-name="ListLabel_20_46" text:visited-style-name="ListLabel_20_46"><text:span text:style-name="T3">CRediT Contributor Roles Taxonomy </text:span></text:a>to articulate your contributions to papers and collaborative projects. </text:p>
      <text:p text:style-name="Standard"><text:soft-page-break/>➢ For a team project, mention your specific contributions and the skills that you used or developed. </text:p>
      <text:p text:style-name="Standard">➢ Describe how this research advanced the field. </text:p>
      <text:p text:style-name="Standard">➢ Remember to focus on quality over quantity. </text:p>
      <text:p text:style-name="Standard">➢ Demonstrate your commitment to open and transparent research practices, including in how you manage and share data, methods, and findings.</text:p>
      <text:p text:style-name="Standard"/>
      <text:p text:style-name="Standard"><text:span text:style-name="T1">Example sentence structure: </text:span></text:p>
      <text:p text:style-name="Standard">Description of your role and skills in [project/hypothesis/method A], the means by which it came about or was developed further, and the importance of it, as shown by [evidence B, showing significance for the field, e.g. basis for future collaboration or ongoing work of others, awards or other recognition]. </text:p>
      <text:p text:style-name="Standard"/>
      <text:p text:style-name="Standard"><text:span text:style-name="T1">Example:</text:span></text:p>
      <text:p text:style-name="Standard">“I carried out the data integration using [method A] and co-wrote an early analysis of the effects of [B and C] on health outcomes [DOI]. This study (cited XXX times since X year) was the basis of a series of research community workshops, organised by [organisation D], which led to a [funder] award for the [E] consortium (£ amount).” </text:p>
      <text:p text:style-name="Standard"/>
      <text:p text:style-name="Standard"/>
      <table:table table:name="Table1" table:style-name="Table1">
        <table:table-column table:style-name="Table1.A"/>
        <table:table-row table:style-name="Table1.1">
          <table:table-cell table:style-name="Table1.A1" office:value-type="string">
            <text:p text:style-name="P7"><text:span text:style-name="T1">Space for Module 1 notes and draft</text:span></text:p>
          </table:table-cell>
        </table:table-row>
        <table:table-row table:style-name="Table1.1">
          <table:table-cell table:style-name="Table1.A1" office:value-type="string">
            <text:p text:style-name="P7"><text:span text:style-name="T1">Long list of contributions and evidenc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1.1">
          <table:table-cell table:style-name="Table1.A1" office:value-type="string">
            <text:p text:style-name="P7"><text:span text:style-name="T1">Module tex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Standard"/>
      <text:p text:style-name="Standard"/>
      <text:p text:style-name="Standard"><text:span text:style-name="T1">Module 2 – Contributions to the development of others and maintenance of effective working relationships </text:span></text:p>
      <text:p text:style-name="P1"/>
      <text:p text:style-name="Standard"><text:span text:style-name="T1">Types of contributions to consider </text:span></text:p>
      <text:list xml:id="list1954273276" text:style-name="WWNum5">
        <text:list-item>
          <text:p text:style-name="P4">Supervision or mentoring </text:p>
        </text:list-item>
        <text:list-item>
          <text:p text:style-name="P4"><text:soft-page-break/>Project management or line management, critical to the success of a team or team members. </text:p>
        </text:list-item>
        <text:list-item>
          <text:p text:style-name="P4">Strategic leadership shaping the direction of a team, organisation, company or institution.</text:p>
        </text:list-item>
        <text:list-item>
          <text:p text:style-name="P4">Formal teaching could be included if it focused on the development of others and is relevant to your application. </text:p>
        </text:list-item>
        <text:list-item>
          <text:p text:style-name="P4">Establishing or driving collaborations or networks, focusing on the working relationships rather than the research. If you are at an early stage in your research career, you can describe substantial contributions to team-working. </text:p>
        </text:list-item>
        <text:list-item>
          <text:p text:style-name="P4">Provision of development opportunities including training, events, rewards, or recruitment strategies</text:p>
        </text:list-item>
      </text:list>
      <text:p text:style-name="Standard"/>
      <text:p text:style-name="P1"/>
      <text:p text:style-name="Standard"><text:span text:style-name="T1">Tips</text:span></text:p>
      <text:p text:style-name="Standard">➢ Go beyond a list of the numbers of people you have supervised or mentored. For example, how did you help them to develop and what did they go on to achieve? </text:p>
      <text:p text:style-name="Standard">➢ What was the scale and profile of a team you have led and how was your leadership important for the achievements of the team? </text:p>
      <text:p text:style-name="Standard">➢ Even if you didn’t have a leadership role, how did you contribute to the success of a team or the development of others? </text:p>
      <text:p text:style-name="Standard">➢ Did you overcome any challenges in collaborations or partnerships? How did you contribute to helping collaborations to succeed? </text:p>
      <text:p text:style-name="Standard">➢ Have you taken steps to be inclusive in your approach to managing or mentoring? If so, explain how you have done so. </text:p>
      <text:p text:style-name="Standard"/>
      <text:p text:style-name="Standard"><text:span text:style-name="T1">Example sentence structure: </text:span></text:p>
      <text:p text:style-name="Standard">I have supervised/line-managed/mentored [numbers of students, staff roles etc.] who went on to [example achievements of supervisees and mentees]. I supported their development through [examples of specific ways you supported development, such as providing opportunities (e.g. through sponsorship, resources, sharing of contacts, offering roles with responsibilities) for learning skill A or experiencing B]. </text:p>
      <text:p text:style-name="Standard"/>
      <text:p text:style-name="Standard"><text:span text:style-name="T1">Example: </text:span></text:p>
      <text:p text:style-name="Standard">“I have supervised or co-supervised over XX PhD students and post-doctoral researchers. I gave opportunities to many of these early career researchers to visit other laboratories (e.g. in X and Y), to learn new techniques (such as X) and broaden their research horizons, and I give early career researchers priority in attending conferences. All team members are supported to identify CPD opportunities to further their career goals. They have obtained positions in academia, industry, business, education, and medicine, and have won awards including [XX]” </text:p>
      <text:p text:style-name="Standard"/>
      <text:p text:style-name="Standard"><text:span text:style-name="T1">Example: </text:span></text:p>
      <text:p text:style-name="Standard"><text:soft-page-break/>“As a member of the department of X early career researcher committee, I co-organised a career development seminar series; I invited speakers from the pharmaceutical industry and university professional services to share experiences of their career pathways and roles (~30 ECRs attended per seminar; feedback received that the seminars were informative and inspiring)”. </text:p>
      <text:p text:style-name="Standard"/>
      <text:p text:style-name="Standard"><text:span text:style-name="T1">Example:</text:span></text:p>
      <text:p text:style-name="Standard"><text:s/>“As part of the XX Collaboration, I supported effective teamwork by setting up channels on Slack for exchange of information and questions; this has improved our understanding of what partners are working on, in between formal meetings”. </text:p>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style-name="Table2.1">
          <table:table-cell table:style-name="Table2.A1" office:value-type="string">
            <text:p text:style-name="P7"><text:span text:style-name="T1">Spaces for Module 2 notes and draft</text:span></text:p>
          </table:table-cell>
        </table:table-row>
        <table:table-row table:style-name="Table2.1">
          <table:table-cell table:style-name="Table2.A1" office:value-type="string">
            <text:p text:style-name="P7"><text:span text:style-name="T1">Long list of contributions and evidence:</text:span></text:p>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2.1">
          <table:table-cell table:style-name="Table2.A1" office:value-type="string">
            <text:p text:style-name="P7"><text:span text:style-name="T1">Module tex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Standard"/>
      <text:p text:style-name="Standard"/>
      <text:p text:style-name="Standard"><text:span text:style-name="T1">Module 3 – Contributions to the wider research and innovation community  </text:span></text:p>
      <text:p text:style-name="Standard"/>
      <text:p text:style-name="Standard"><text:span text:style-name="T1">Types of contributions to consider </text:span></text:p>
      <text:list xml:id="list4189354479" text:style-name="WWNum3">
        <text:list-item>
          <text:p text:style-name="P5">Leadership of activities across disciplines, institutions, and/or countries </text:p>
        </text:list-item>
        <text:list-item>
          <text:p text:style-name="P5"><text:soft-page-break/>Editing and reviewing responsibilities </text:p>
        </text:list-item>
        <text:list-item>
          <text:p text:style-name="P5">Committee work within your organisation and beyond (e.g. learned societies, funders) </text:p>
        </text:list-item>
        <text:list-item>
          <text:p text:style-name="P5">Positions of responsibility </text:p>
        </text:list-item>
        <text:list-item>
          <text:p text:style-name="P5">Activities that have contributed to the improvement of research integrity or cultures, including equality, diversity and inclusion practices </text:p>
        </text:list-item>
        <text:list-item>
          <text:p text:style-name="P5">Strategic leadership influencing a research or innovation agenda </text:p>
        </text:list-item>
        <text:list-item>
          <text:p text:style-name="P5">Contributions to professional bodies </text:p>
        </text:list-item>
        <text:list-item>
          <text:p text:style-name="P5">Organisation of community events, such as conferences or workshops </text:p>
        </text:list-item>
        <text:list-item>
          <text:p text:style-name="P5">Contributions to open research, active sharing of knowledge and skills, community resources</text:p>
        </text:list-item>
      </text:list>
      <text:p text:style-name="Standard"/>
      <text:p text:style-name="Standard"/>
      <text:p text:style-name="Standard"><text:span text:style-name="T1">Tips</text:span></text:p>
      <text:p text:style-name="Standard">➢ Describe the importance of your contributions to the community and your career, rather than a generic list of roles.</text:p>
      <text:p text:style-name="Standard">➢ How did a research or innovation community benefit from your activity? </text:p>
      <text:p text:style-name="Standard">➢ What did you achieve on a committee or in a position of responsibility? </text:p>
      <text:p text:style-name="Standard">➢ Note that Module 3 is focused on the research and innovation community, and contributions to wider society are asked for in Module 4. </text:p>
      <text:p text:style-name="Standard"/>
      <text:p text:style-name="Standard"><text:span text:style-name="T1">Example sentence structure: </text:span></text:p>
      <text:p text:style-name="Standard">In my [description of role A], which I secured by [avenue B], I promoted/enhanced/initiated [activities C and D], which enabled/supported [result E in your field of research or innovation], as evidenced by [quantitative data E (e.g. change in participation) and qualitative data F (e.g. change in satisfaction)]. </text:p>
      <text:p text:style-name="Standard"/>
      <text:p text:style-name="Standard"><text:span text:style-name="T1">Example: </text:span></text:p>
      <text:p text:style-name="Standard">As a member of the department X Equality, Diversity and Inclusivity committee, I initiated and led a working group on neurodiversity, resulting in several practical changes such a good practice guide for organising departmental events and training opportunities for HR staff.</text:p>
      <text:p text:style-name="Standard"><text:soft-page-break/></text:p>
      <text:p text:style-name="Standard"/>
      <table:table table:name="Table3" table:style-name="Table3">
        <table:table-column table:style-name="Table3.A"/>
        <table:table-row table:style-name="Table3.1">
          <table:table-cell table:style-name="Table3.A1" office:value-type="string">
            <text:p text:style-name="P7"><text:span text:style-name="T1">Spaces for Module 3 notes and draft</text:span></text:p>
          </table:table-cell>
        </table:table-row>
        <table:table-row table:style-name="Table3.1">
          <table:table-cell table:style-name="Table3.A1" office:value-type="string">
            <text:p text:style-name="P7"><text:span text:style-name="T1">Long list of contributions and evidence:</text:span></text:p>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3.1">
          <table:table-cell table:style-name="Table3.A1" office:value-type="string">
            <text:p text:style-name="P7"><text:span text:style-name="T1">Module tex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Standard"><text:span text:style-name="T1">Module 4 – Contributions to broader research/innovation-users and audiences and towards wider societal benefit </text:span></text:p>
      <text:p text:style-name="Standard"/>
      <text:p text:style-name="Standard">Types of contributions to consider Think about benefits of your research (including avoidance of negative outcomes) beyond academia, which could be achieved through the following activities: </text:p>
      <text:list xml:id="list161426113" text:style-name="WWNum4">
        <text:list-item>
          <text:p text:style-name="P6">Knowledge exchange, bringing together researchers, users of research and wider groups and communities to exchange ideas, evidence and expertise. </text:p>
        </text:list-item>
        <text:list-item>
          <text:p text:style-name="P6">Policy engagement and development </text:p>
        </text:list-item>
        <text:list-item>
          <text:p text:style-name="P6">Partnerships with business, industry, healthcare, and so forth </text:p>
        </text:list-item>
        <text:list-item>
          <text:p text:style-name="P6">Public engagement with research (PER) and public understanding </text:p>
        </text:list-item>
        <text:list-item>
          <text:p text:style-name="P6">Patient and public involvement (PPI) </text:p>
        </text:list-item>
        <text:list-item>
          <text:p text:style-name="P6">Commercialisation </text:p>
        </text:list-item>
        <text:list-item>
          <text:p text:style-name="P6">Participatory research </text:p>
        </text:list-item>
        <text:list-item>
          <text:p text:style-name="P6">Responsible research and innovation (RRI) </text:p>
        </text:list-item>
        <text:list-item>
          <text:p text:style-name="P6">Actions to ensure research reaches and influences relevant audiences </text:p>
        </text:list-item>
      </text:list>
      <text:p text:style-name="Standard"/>
      <text:p text:style-name="Standard"><text:span text:style-name="T1">Tips</text:span></text:p>
      <text:p text:style-name="Standard">➢ Consider the activity you undertook, but emphasise the resulting change </text:p>
      <text:p text:style-name="Standard">➢ The benefits may be social, economic, environmental, health or cultural </text:p>
      <text:p text:style-name="Standard"><text:soft-page-break/>➢ Who were the beneficiaries? </text:p>
      <text:p text:style-name="Standard">➢ Consider the scale and depth of the benefit</text:p>
      <text:p text:style-name="Standard"/>
      <text:p text:style-name="Standard"><text:span text:style-name="T1">Example sentence structure: </text:span></text:p>
      <text:p text:style-name="Standard">[Benefit A] was achieved in response to [challenge B] for [stakeholder C] as a result of [activity D], shown by [evidence E]. </text:p>
      <text:p text:style-name="Standard"/>
      <text:p text:style-name="Standard"><text:span text:style-name="T1">Example:</text:span> </text:p>
      <text:p text:style-name="Standard">My research into [A] contributed to the evidence-base underpinning the effectiveness of [B] for the treatment of [condition C], which affects [XX] patients in the UK. The evidence was appraised by appraised by the National Institute for Health and Care Excellence in [date] and contributed to the recommendation that [B] is a cost-saving option for treating patients who would otherwise be offered [C]. </text:p>
      <text:p text:style-name="Standard"/>
      <text:p text:style-name="Standard"><text:span text:style-name="T1">Example: </text:span></text:p>
      <text:p text:style-name="Standard">In [year], I co-organised the first stakeholder engagement day in the UK (XX attendees) for [public interest topic A], which included a panel discussion at which campaigners spoke about their experiences and break-out groups discussed research priorities. Evidence submitted as part of public consultation led to changes in local policy, leading to [XX%] decline in the effect of [A] on the affected population group.</text:p>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row table:style-name="Table4.1">
          <table:table-cell table:style-name="Table4.A1" office:value-type="string">
            <text:p text:style-name="P7"><text:span text:style-name="T1">Spaces for Module 4 notes and draft </text:span></text:p>
          </table:table-cell>
        </table:table-row>
        <table:table-row table:style-name="Table4.1">
          <table:table-cell table:style-name="Table4.A1" office:value-type="string">
            <text:p text:style-name="P7"><text:span text:style-name="T1">Long list of contributions and evidence:</text:span></text:p>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4.1">
          <table:table-cell table:style-name="Table4.A1" office:value-type="string">
            <text:p text:style-name="P7"><text:span text:style-name="T1">Module text: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Standard"><text:soft-page-break/></text:p>
      <text:p text:style-name="Standard"/>
      <text:p text:style-name="Standard"><text:span text:style-name="T1">Additions </text:span></text:p>
      <text:p text:style-name="Standard">Most funders will provide a space in which you can describe any factors that provide context for the rest of your narrative CV. For example, you can provide details of career breaks (such as secondments or parental leave) if you wish to, or the impact of the Covid-19 pandemic, or part-time working. </text:p>
      <text:p text:style-name="Standard"/>
      <text:p text:style-name="Standard">Please check funder notes: usually, this section does not count towards the page limit, and must not be used to describe additional skills, experiences or outputs. It may be seen by reviewers, even if it references a sensitive issue. Therefore, funders may recommend that you focus on how the issue has affected your career, rather than expanding on the issue itself.</text:p>
      <text:p text:style-name="Standard"/>
      <text:p text:style-name="Standard"/>
      <table:table table:name="Table5" table:style-name="Table5">
        <table:table-column table:style-name="Table5.A"/>
        <table:table-row table:style-name="Table5.1">
          <table:table-cell table:style-name="Table5.A1" office:value-type="string">
            <text:p text:style-name="P7"><text:span text:style-name="T1">Space for additions:</text:span></text:p>
            <text:p text:style-name="P7"/>
            <text:p text:style-name="P7"/>
            <text:p text:style-name="P7"/>
            <text:p text:style-name="P7"/>
            <text:p text:style-name="P7"/>
            <text:p text:style-name="P7"/>
            <text:p text:style-name="P7"/>
            <text:p text:style-name="P7"/>
          </table:table-cell>
        </table:table-row>
      </table:table>
      <text:p text:style-name="Standard"/>
      <text:p text:style-name="Standard"/>
      <text:p text:style-name="Standard"/>
      <text:p text:style-name="Standard"/>
      <text:p text:style-name="Standard">Adapted from <text:a xlink:type="simple" xlink:href="https://researchsupport.admin.ox.ac.uk/sites/default/files/researchsupport/documents/media/narrative_cv_guide_oxford_june_2023_0.pdf" text:style-name="ListLabel_20_46" text:visited-style-name="ListLabel_20_46"><text:span text:style-name="T3">Template by University of Oxford</text:span></text:a>, June 2023. Licensed under a Creative Commons Attribution 4.0 Internationa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8" meta:paragraph-count="104" meta:word-count="1608" meta:character-count="10494" meta:non-whitespace-character-count="8942"/>
    <meta:generator>LibreOfficeDev/6.0.5.2$Linux_X86_64 LibreOffice_project/</meta:generator>
  </office:meta>
</office:document-meta>
</file>